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D788286AB74BBEED.png" manifest:media-type="image/png"/>
  <manifest:file-entry manifest:full-path="Pictures/1000000000000280000001E0764C1CD376D8788E.png" manifest:media-type="image/png"/>
  <manifest:file-entry manifest:full-path="Pictures/1000000000000280000001E06EBA4E8887364BAF.png" manifest:media-type="image/png"/>
  <manifest:file-entry manifest:full-path="Pictures/1000000000000280000001E064AE28A95B99C803.png" manifest:media-type="image/png"/>
  <manifest:file-entry manifest:full-path="Pictures/1000000000000280000001E04E6B30C653B5E531.png" manifest:media-type="image/png"/>
  <manifest:file-entry manifest:full-path="Pictures/1000000000000280000001E0D6DB055ECF0E2B8E.png" manifest:media-type="image/png"/>
  <manifest:file-entry manifest:full-path="Pictures/1000000000000280000001E0B1D95C76F895E489.png" manifest:media-type="image/png"/>
  <manifest:file-entry manifest:full-path="Pictures/1000000000000280000001E0921E76EE257CC7D3.png" manifest:media-type="image/png"/>
  <manifest:file-entry manifest:full-path="Pictures/1000000000000280000001E0CF4B87FEBE8BC6B3.png" manifest:media-type="image/png"/>
  <manifest:file-entry manifest:full-path="Pictures/1000000000000280000001E094C40FEFB7FB9A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start="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216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783cm"/>
    </style:style>
    <style:style style:name="gr5" style:family="graphic" style:parent-style-name="standard">
      <style:graphic-properties draw:stroke="none" draw:fill="none" fo:min-height="0.163cm"/>
    </style:style>
    <style:style style:name="gr6" style:family="graphic" style:parent-style-name="standard">
      <style:graphic-properties draw:stroke="none" draw:fill="none" fo:min-height="7.823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Courier 10 Pitch" fo:font-size="8pt" fo:background-color="transparent" style:font-size-asian="12pt" style:font-size-complex="12pt"/>
    </style:style>
    <style:style style:name="P4" style:family="paragraph">
      <loext:graphic-properties draw:fill="none"/>
      <style:text-properties fo:color="#000000" style:font-name="Courier 10 Pitch" fo:font-size="8pt" fo:background-color="transparent" style:font-size-asian="12pt" style:font-size-complex="12pt"/>
    </style:style>
    <style:style style:name="P5" style:family="paragraph">
      <style:text-properties fo:color="#000000" style:font-name="Courier 10 Pitch" fo:font-size="12pt" fo:background-color="transparent" style:font-size-asian="12pt" style:font-size-complex="12pt"/>
    </style:style>
    <style:style style:name="P6" style:family="paragraph">
      <loext:graphic-properties draw:fill="none"/>
      <style:text-properties fo:color="#000000" style:font-name="Courier 10 Pitch" fo:font-size="12pt" fo:background-color="transparent" style:font-size-asian="12pt" style:font-size-complex="12pt"/>
    </style:style>
    <style:style style:name="P7" style:family="paragraph">
      <style:text-properties style:font-name="Courier 10 Pitch" fo:font-size="8pt"/>
    </style:style>
    <style:style style:name="P8" style:family="paragraph">
      <loext:graphic-properties draw:fill="none"/>
      <style:text-properties style:font-name="Courier 10 Pitch" fo:font-size="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000000" style:font-name="Courier 10 Pitch" fo:background-color="transparent" style:font-size-asian="12pt" style:font-size-complex="12pt"/>
    </style:style>
    <style:style style:name="T2" style:family="text">
      <style:text-properties fo:color="#000000" style:font-name="Courier 10 Pitch" fo:font-size="12pt" fo:background-color="transparent" style:font-size-asian="12pt" style:font-size-complex="12pt"/>
    </style:style>
    <style:style style:name="T3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155cm" svg:height="3.81cm" svg:x="21.844cm" svg:y="11.176cm">
          <draw:image xlink:href="Pictures/1000000000000280000001E0D6DB055ECF0E2B8E.png" xlink:type="simple" xlink:show="embed" xlink:actuate="onLoad">
            <text:p/>
          </draw:image>
        </draw:frame>
        <draw:frame draw:style-name="gr3" draw:text-style-name="P2" draw:layer="layout" svg:width="10.353cm" svg:height="7.765cm" svg:x="1.077cm" svg:y="-1.016cm">
          <draw:image xlink:href="Pictures/1000000000000280000001E0921E76EE257CC7D3.png" xlink:type="simple" xlink:show="embed" xlink:actuate="onLoad">
            <text:p/>
          </draw:image>
        </draw:frame>
        <draw:frame draw:style-name="gr3" draw:text-style-name="P2" draw:layer="layout" svg:width="8.806cm" svg:height="6.604cm" svg:x="-0.17cm" svg:y="9.652cm">
          <draw:image xlink:href="Pictures/1000000000000280000001E094C40FEFB7FB9A81.png" xlink:type="simple" xlink:show="embed" xlink:actuate="onLoad">
            <text:p/>
          </draw:image>
        </draw:frame>
        <draw:frame draw:style-name="gr3" draw:text-style-name="P2" draw:layer="layout" svg:width="8.321cm" svg:height="6.241cm" svg:x="0.061cm" svg:y="14.732cm">
          <draw:image xlink:href="Pictures/1000000000000280000001E0CF4B87FEBE8BC6B3.png" xlink:type="simple" xlink:show="embed" xlink:actuate="onLoad">
            <text:p/>
          </draw:image>
        </draw:frame>
        <draw:frame draw:style-name="gr3" draw:text-style-name="P2" draw:layer="layout" svg:width="8.321cm" svg:height="6.241cm" svg:x="14.478cm" svg:y="9.697cm">
          <draw:image xlink:href="Pictures/1000000000000280000001E04E6B30C653B5E531.png" xlink:type="simple" xlink:show="embed" xlink:actuate="onLoad">
            <text:p/>
          </draw:image>
        </draw:frame>
        <draw:frame draw:style-name="gr3" draw:text-style-name="P2" draw:layer="layout" svg:width="8.129cm" svg:height="6.096cm" svg:x="14.67cm" svg:y="14.616cm">
          <draw:image xlink:href="Pictures/1000000000000280000001E0B1D95C76F895E489.png" xlink:type="simple" xlink:show="embed" xlink:actuate="onLoad">
            <text:p/>
          </draw:image>
        </draw:frame>
        <draw:frame draw:style-name="gr3" draw:text-style-name="P2" draw:layer="layout" svg:width="8.381cm" svg:height="6.286cm" svg:x="7.112cm" svg:y="9.652cm">
          <draw:image xlink:href="Pictures/1000000000000280000001E06EBA4E8887364BAF.png" xlink:type="simple" xlink:show="embed" xlink:actuate="onLoad">
            <text:p/>
          </draw:image>
        </draw:frame>
        <draw:frame draw:style-name="gr3" draw:text-style-name="P2" draw:layer="layout" svg:width="8.128cm" svg:height="6.096cm" svg:x="7.112cm" svg:y="14.732cm">
          <draw:image xlink:href="Pictures/1000000000000280000001E064AE28A95B99C803.png" xlink:type="simple" xlink:show="embed" xlink:actuate="onLoad">
            <text:p/>
          </draw:image>
        </draw:frame>
        <draw:frame draw:style-name="gr4" draw:text-style-name="P4" draw:layer="layout" svg:width="15.263cm" svg:height="8.033cm" svg:x="13.185cm" svg:y="0.021cm">
          <draw:text-box>
            <text:p text:style-name="P3"><text:span text:style-name="T1">The NN: </text:span></text:p>
            <text:p text:style-name="P3"><text:span text:style-name="T1"><text:s text:c="8"/></text:span><text:span text:style-name="T1">nn.Sequential {</text:span></text:p>
            <text:p text:style-name="P3"><text:span text:style-name="T1"><text:s text:c="2"/></text:span><text:span text:style-name="T1">[input -&gt; (1) -&gt; (2) -&gt; (3) -&gt; (4) -&gt; (5) -&gt; (6) -&gt; (7) -&gt; (8) -&gt; (9) -&gt; (10) -&gt; (11) -&gt; output]</text:span></text:p>
            <text:p text:style-name="P3"><text:span text:style-name="T1"><text:s text:c="2"/></text:span><text:span text:style-name="T1">(1): nn.SpatialConvolution(1 -&gt; 16, 4x4)</text:span></text:p>
            <text:p text:style-name="P3"><text:span text:style-name="T1"><text:s text:c="2"/></text:span><text:span text:style-name="T1">(2): nn.Tanh</text:span></text:p>
            <text:p text:style-name="P3"><text:span text:style-name="T1"><text:s text:c="2"/></text:span><text:span text:style-name="T1">(3): nn.SpatialMaxPooling(2x2, 2,2)</text:span></text:p>
            <text:p text:style-name="P3"><text:span text:style-name="T1"><text:s text:c="2"/></text:span><text:span text:style-name="T1">(4): nn.SpatialConvolution(16 -&gt; 128, 4x4)</text:span></text:p>
            <text:p text:style-name="P3"><text:span text:style-name="T1"><text:s text:c="2"/></text:span><text:span text:style-name="T1">(5): nn.Tanh</text:span></text:p>
            <text:p text:style-name="P3"><text:span text:style-name="T1"><text:s text:c="2"/></text:span><text:span text:style-name="T1">(6): nn.SpatialMaxPooling(2x2, 2,2)</text:span></text:p>
            <text:p text:style-name="P3"><text:span text:style-name="T1"><text:s text:c="2"/></text:span><text:span text:style-name="T1">(7): nn.Reshape(4608)</text:span></text:p>
            <text:p text:style-name="P3"><text:span text:style-name="T1"><text:s text:c="2"/></text:span><text:span text:style-name="T1">(8): nn.Linear(4608 -&gt; 200)</text:span></text:p>
            <text:p text:style-name="P3"><text:span text:style-name="T1"><text:s text:c="2"/></text:span><text:span text:style-name="T1">(9): nn.Tanh</text:span></text:p>
            <text:p text:style-name="P3"><text:span text:style-name="T1"><text:s text:c="2"/></text:span><text:span text:style-name="T1">(10): nn.Linear(200 -&gt; 144)</text:span></text:p>
            <text:p text:style-name="P3"><text:span text:style-name="T1"><text:s text:c="2"/></text:span><text:span text:style-name="T1">(11): nn.LogSoftMax</text:span></text:p>
            <text:p text:style-name="P3"><text:span text:style-name="T1">}</text:span></text:p>
          </draw:text-box>
        </draw:frame>
        <draw:frame draw:style-name="gr5" draw:text-style-name="P6" draw:layer="layout" svg:width="5.649cm" svg:height="0.742cm" svg:x="22.799cm" svg:y="10.509cm">
          <draw:text-box>
            <text:p text:style-name="P5"><text:span text:style-name="T2">Dropout Example...</text:span></text:p>
          </draw:text-box>
        </draw:frame>
        <draw:frame draw:style-name="gr6" draw:text-style-name="P8" draw:layer="layout" svg:width="14.285cm" svg:height="8.073cm" svg:x="13.401cm" svg:y="5.897cm">
          <draw:text-box>
            <text:p text:style-name="P7">Correct: <text:tab/>918<text:tab/>91.8 % <text:tab/></text:p>
            <text:p text:style-name="P7">classe # <text:s text:c="2"/>truth # <text:s/>prediction # <text:s/>performance # <text:s/>perf/truth (%)<text:tab/></text:p>
            <text:p text:style-name="P7"><text:s text:c="3"/><text:tab/>1<text:tab/>150<text:tab/>148<text:tab/>145<text:tab/>96.666666666667<text:tab/></text:p>
            <text:p text:style-name="P7"><text:s text:c="3"/><text:tab/>2<text:tab/>142<text:tab/>138<text:tab/>133<text:tab/>93.661971830986<text:tab/></text:p>
            <text:p text:style-name="P7"><text:s text:c="3"/><text:tab/>3<text:tab/>64<text:tab/>61<text:tab/>60<text:tab/>93.75<text:tab/></text:p>
            <text:p text:style-name="P7"><text:s text:c="3"/><text:tab/>4<text:tab/>127<text:tab/>112<text:tab/>110<text:tab/>86.614173228346<text:tab/></text:p>
            <text:p text:style-name="P7"><text:s text:c="3"/><text:tab/>5<text:tab/>128<text:tab/>127<text:tab/>108<text:tab/>84.375<text:tab/></text:p>
            <text:p text:style-name="P7"><text:s text:c="3"/><text:tab/>6<text:tab/>72<text:tab/>64<text:tab/>61<text:tab/>84.722222222222<text:tab/></text:p>
            <text:p text:style-name="P7"><text:s text:c="3"/><text:tab/>7<text:tab/>117<text:tab/>137<text:tab/>116<text:tab/>99.<text:span text:style-name="T3">145299145299</text:span><text:tab/></text:p>
            <text:p text:style-name="P7"><text:s text:c="3"/><text:tab/>8<text:tab/>137<text:tab/>150<text:tab/>125<text:tab/>91.240875912409<text:tab/></text:p>
            <text:p text:style-name="P7"><text:s text:c="3"/><text:tab/>9<text:tab/>63<text:tab/>63<text:tab/>57<text:tab/>90.47619047619<text:tab/></text:p>
          </draw:text-box>
        </draw:frame>
        <draw:frame draw:style-name="gr3" draw:text-style-name="P2" draw:layer="layout" svg:width="6.112cm" svg:height="4.584cm" svg:x="6.588cm" svg:y="5.588cm">
          <draw:image xlink:href="Pictures/1000000000000280000001E0D788286AB74BBEED.png" xlink:type="simple" xlink:show="embed" xlink:actuate="onLoad">
            <text:p/>
          </draw:image>
        </draw:frame>
        <draw:frame draw:style-name="gr3" draw:text-style-name="P2" draw:layer="layout" svg:width="6.112cm" svg:height="4.584cm" svg:x="0.762cm" svg:y="5.588cm">
          <draw:image xlink:href="Pictures/1000000000000280000001E0764C1CD376D8788E.png" xlink:type="simple" xlink:show="embed" xlink:actuate="onLoad">
            <text:p/>
          </draw:image>
        </draw:frame>
        <draw:frame draw:style-name="gr6" draw:text-style-name="P8" draw:layer="layout" svg:width="8.122cm" svg:height="8.073cm" svg:x="23.124cm" svg:y="15.748cm">
          <draw:text-box>
            <text:p text:style-name="P7">image 13 guess <text:tab/>8<text:tab/></text:p>
            <text:p text:style-name="P7">1<text:tab/>-9.0125818252563<text:tab/></text:p>
            <text:p text:style-name="P7">2<text:tab/>-9.6329498291016<text:tab/></text:p>
            <text:p text:style-name="P7">3<text:tab/>-10.419324874878<text:tab/></text:p>
            <text:p text:style-name="P7">4<text:tab/>-8.5462665557861<text:tab/></text:p>
            <text:p text:style-name="P7">5<text:tab/>-5.9118123054504<text:tab/></text:p>
            <text:p text:style-name="P7">6<text:tab/>-8.6866769790649<text:tab/></text:p>
            <text:p text:style-name="P7">7<text:tab/>-6.5212693214417<text:tab/></text:p>
            <text:p text:style-name="P7">8<text:tab/>-0.012678146362305<text:tab/></text:p>
            <text:p text:style-name="P7">9<text:tab/>-4.8486533164978<text:tab/></text:p>
            <text:p text:style-name="P7"/>
          </draw:text-box>
        </draw:frame>
        <draw:line draw:style-name="gr7" draw:text-style-name="P9" draw:layer="layout" svg:x1="7.112cm" svg:y1="12.954cm" svg:x2="8.382cm" svg:y2="12.954cm">
          <text:p/>
        </draw:line>
        <draw:line draw:style-name="gr7" draw:text-style-name="P9" draw:layer="layout" svg:x1="14.478cm" svg:y1="12.954cm" svg:x2="15.748cm" svg:y2="12.954cm">
          <text:p/>
        </draw:line>
        <draw:line draw:style-name="gr7" draw:text-style-name="P9" draw:layer="layout" svg:x1="0cm" svg:y1="18.034cm" svg:x2="1.27cm" svg:y2="18.034cm">
          <text:p/>
        </draw:line>
        <draw:line draw:style-name="gr7" draw:text-style-name="P9" draw:layer="layout" svg:x1="7.112cm" svg:y1="18.034cm" svg:x2="8.382cm" svg:y2="18.034cm">
          <text:p/>
        </draw:line>
        <draw:line draw:style-name="gr7" draw:text-style-name="P9" draw:layer="layout" svg:x1="14.224cm" svg:y1="18.034cm" svg:x2="15.494cm" svg:y2="18.034cm">
          <text:p/>
        </draw:line>
        <draw:line draw:style-name="gr7" draw:text-style-name="P9" draw:layer="layout" svg:x1="21.844cm" svg:y1="18.034cm" svg:x2="23.114cm" svg:y2="18.034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4T15:59:27.414799890</meta:creation-date>
    <dc:date>2017-09-14T16:31:09.791645514</dc:date>
    <meta:editing-duration>PT39S</meta:editing-duration>
    <meta:editing-cycles>1</meta:editing-cycles>
    <meta:document-statistic meta:object-count="44"/>
    <meta:generator>LibreOffice/5.1.6.2$Linux_X86_64 LibreOffice_project/10m0$Build-2</meta:generator>
  </office:meta>
</office:document-meta>
</file>